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5.286cm" fo:min-width="7.584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5.286cm" fo:min-width="5.355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6.302cm" fo:min-width="6.179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6.683cm" fo:min-width="16.777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5.181cm" fo:min-width="5.417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16.377cm" fo:min-width="15.831cm" fo:padding-top="0.151cm" fo:padding-bottom="0.151cm" fo:padding-left="0.276cm" fo:padding-right="0.276cm"/>
    </style:style>
    <style:style style:name="gr7" style:family="graphic" style:parent-style-name="standard">
      <style:graphic-properties draw:stroke="solid" svg:stroke-width="0.053cm" svg:stroke-color="#83caff" draw:marker-start-width="0.279cm" draw:marker-end-width="0.279cm" draw:fill-color="#83caff" draw:opacity="50%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83caff" draw:marker-start-width="0.279cm" draw:marker-end-width="0.279cm" draw:fill-color="#83caff" draw:opacity="50%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9" style:family="graphic" style:parent-style-name="standard">
      <style:graphic-properties draw:stroke="dash" draw:stroke-dash="Fine_20_Dashed" svg:stroke-width="0.053cm" svg:stroke-color="#83caff" draw:marker-start-width="0.279cm" draw:marker-end-width="0.279cm" draw:fill-color="#83caff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35cm" svg:stroke-color="#666666" draw:marker-start-width="0.252cm" draw:marker-end-width="0.252cm" draw:fill="none" fo:padding-top="0.142cm" fo:padding-bottom="0.142cm" fo:padding-left="0.267cm" fo:padding-right="0.267cm"/>
    </style:style>
    <style:style style:name="gr11" style:family="graphic" style:parent-style-name="objectwithoutfill">
      <style:graphic-properties draw:stroke="dash" draw:stroke-dash="Fine_20_Dashed" svg:stroke-width="0.035cm" svg:stroke-color="#666666" draw:marker-start-width="0.252cm" draw:marker-end-width="0.252cm" draw:fill="none" fo:padding-top="0.142cm" fo:padding-bottom="0.142cm" fo:padding-left="0.267cm" fo:padding-right="0.267cm"/>
    </style:style>
    <style:style style:name="gr12" style:family="graphic" style:parent-style-name="standard">
      <style:graphic-properties draw:stroke="solid" svg:stroke-width="0.053cm" svg:stroke-color="#9999cc" draw:marker-start-width="0.279cm" draw:marker-end-width="0.279cm" draw:fill-color="#9999cc" draw:opacity="50%" draw:textarea-horizontal-align="justify" draw:textarea-vertical-align="middle" draw:auto-grow-height="false" fo:min-height="0.81cm" fo:min-width="0.846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svg:stroke-width="0.053cm" svg:stroke-color="#ffcc99" draw:marker-start-width="0.279cm" draw:marker-end-width="0.279cm" draw:fill="solid" draw:fill-color="#ffcc99" draw:opacity="50%" draw:textarea-horizontal-align="justify" draw:textarea-vertical-align="middle" draw:auto-grow-height="false" fo:min-height="0.968cm" fo:min-width="4.528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fo:min-height="0.712cm"/>
    </style:style>
    <style:style style:name="gr16" style:family="graphic" style:parent-style-name="standard">
      <style:graphic-properties svg:stroke-width="0.053cm" svg:stroke-color="#ffccff" draw:marker-start-width="0.279cm" draw:marker-end-width="0.279cm" draw:fill="solid" draw:fill-color="#ffccff" draw:opacity="50%" draw:textarea-horizontal-align="justify" draw:textarea-vertical-align="middle" draw:auto-grow-height="false" fo:min-height="0.968cm" fo:min-width="4.528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ffcc99" draw:marker-start-width="0.279cm" draw:marker-end-width="0.279cm" draw:fill="solid" draw:fill-color="#ffcc99" draw:opacity="50%" draw:textarea-horizontal-align="justify" draw:textarea-vertical-align="middle" draw:auto-grow-height="false" fo:min-height="0.841cm" fo:min-width="4.528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ff9999" draw:marker-start-width="0.279cm" draw:marker-end-width="0.279cm" draw:fill="solid" draw:fill-color="#ff9999" draw:opacity="50%" draw:textarea-horizontal-align="justify" draw:textarea-vertical-align="middle" draw:auto-grow-height="false" fo:min-height="7.064cm" fo:min-width="3.893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ccffcc" draw:marker-start-width="0.279cm" draw:marker-end-width="0.279cm" draw:fill="solid" draw:fill-color="#ccffcc" draw:opacity="50%" draw:textarea-horizontal-align="justify" draw:textarea-vertical-align="middle" draw:auto-grow-height="false" fo:min-height="0.968cm" fo:min-width="4.528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f0e68c" draw:marker-start-width="0.279cm" draw:marker-end-width="0.279cm" draw:fill-color="#f0e68c" draw:opacity="50%" draw:textarea-horizontal-align="justify" draw:textarea-vertical-align="middle" draw:auto-grow-height="false" fo:min-height="0.968cm" fo:min-width="27.261cm" fo:padding-top="0.151cm" fo:padding-bottom="0.151cm" fo:padding-left="0.276cm" fo:padding-right="0.276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loext:graphic-properties draw:fill-color="#eeeeee" draw:opacity="100%"/>
      <style:paragraph-properties fo:text-align="center"/>
    </style:style>
    <style:style style:name="P2" style:family="paragraph">
      <loext:graphic-properties draw:fill-color="#83caff" draw:opacity="50%"/>
      <style:paragraph-properties fo:text-align="center"/>
    </style:style>
    <style:style style:name="P3" style:family="paragraph">
      <loext:graphic-properties draw:fill-color="#83ca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9999cc" draw:opacity="5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solid" draw:fill-color="#ffcc99" draw:opacity="50%"/>
      <style:paragraph-properties fo:text-align="center"/>
    </style:style>
    <style:style style:name="P9" style:family="paragraph">
      <loext:graphic-properties draw:fill="solid" draw:fill-color="#ffccff" draw:opacity="50%"/>
      <style:paragraph-properties fo:text-align="center"/>
    </style:style>
    <style:style style:name="P10" style:family="paragraph">
      <loext:graphic-properties draw:fill="solid" draw:fill-color="#ff9999" draw:opacity="50%"/>
      <style:paragraph-properties fo:text-align="center"/>
    </style:style>
    <style:style style:name="P11" style:family="paragraph">
      <loext:graphic-properties draw:fill="solid" draw:fill-color="#ccffcc" draw:opacity="50%"/>
      <style:paragraph-properties fo:text-align="center"/>
    </style:style>
    <style:style style:name="P12" style:family="paragraph">
      <loext:graphic-properties draw:fill-color="#f0e68c" draw:opacity="50%"/>
      <style:paragraph-properties fo:text-align="center"/>
    </style:style>
    <style:style style:name="P1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2" draw:id="id12" draw:layer="layout" svg:width="8.136cm" svg:height="5.588cm" svg:x="44.58cm" svg:y="20.0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5.907cm" svg:height="5.588cm" svg:x="37.211cm" svg:y="20.0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731cm" svg:height="6.604cm" svg:x="58.039cm" svg:y="9.1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1" draw:id="id11" draw:layer="layout" svg:width="17.329cm" svg:height="6.985cm" svg:x="37.154cm" svg:y="9.0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.969cm" svg:height="5.483cm" svg:x="54.102cm" svg:y="20.0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6.383cm" svg:height="16.679cm" svg:x="18.332cm" svg:y="9.1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3" draw:id="id3" draw:layer="layout" svg:width="1.27cm" svg:height="1.27cm" svg:x="49.149cm" svg:y="10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" draw:id="id1" draw:layer="layout" svg:width="1.27cm" svg:height="1.27cm" svg:x="42.926cm" svg:y="10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" draw:id="id2" draw:layer="layout" svg:width="1.27cm" svg:height="1.27cm" svg:x="45.72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" draw:id="id4" draw:layer="layout" svg:width="1.27cm" svg:height="1.27cm" svg:x="52.07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type="line" svg:x1="44.01cm" svg:y1="11.625cm" svg:x2="45.906cm" svg:y2="13.394cm" draw:start-shape="id1" draw:start-glue-point="9" draw:end-shape="id2" draw:end-glue-point="5" svg:d="M44010 11625l1896 1769" svg:viewBox="0 0 1897 1770">
          <text:p/>
        </draw:connector>
        <draw:connector draw:style-name="gr10" draw:text-style-name="P4" draw:layer="layout" draw:type="line" svg:x1="44.196cm" svg:y1="11.176cm" svg:x2="49.149cm" svg:y2="11.176cm" draw:start-shape="id1" draw:start-glue-point="10" draw:end-shape="id3" svg:d="M44196 11176h4953" svg:viewBox="0 0 4954 1">
          <text:p/>
        </draw:connector>
        <draw:connector draw:style-name="gr10" draw:text-style-name="P4" draw:layer="layout" draw:type="line" svg:x1="49.335cm" svg:y1="11.625cm" svg:x2="46.804cm" svg:y2="13.394cm" draw:start-shape="id3" draw:start-glue-point="7" draw:end-shape="id2" draw:end-glue-point="11" svg:d="M49335 11625l-2531 1769" svg:viewBox="0 0 2532 1770">
          <text:p/>
        </draw:connector>
        <draw:connector draw:style-name="gr11" draw:text-style-name="P4" draw:layer="layout" draw:type="line" svg:x1="46.99cm" svg:y1="13.843cm" svg:x2="52.07cm" svg:y2="13.843cm" draw:start-shape="id2" draw:start-glue-point="10" draw:end-shape="id4" draw:end-glue-point="6" svg:d="M46990 13843h5080" svg:viewBox="0 0 5081 1">
          <text:p/>
        </draw:connector>
        <draw:connector draw:style-name="gr11" draw:text-style-name="P4" draw:layer="layout" draw:type="line" svg:x1="50.233cm" svg:y1="11.625cm" svg:x2="52.256cm" svg:y2="13.394cm" draw:start-shape="id3" draw:start-glue-point="9" draw:end-shape="id4" draw:end-glue-point="5" svg:d="M50233 11625l2023 1769" svg:viewBox="0 0 2024 1770">
          <text:p/>
        </draw:connector>
        <draw:connector draw:style-name="gr11" draw:text-style-name="P4" draw:layer="layout" draw:type="line" svg:x1="44.01cm" svg:y1="11.625cm" svg:x2="52.256cm" svg:y2="13.394cm" draw:start-shape="id1" draw:start-glue-point="9" draw:end-shape="id4" draw:end-glue-point="5" svg:d="M44010 11625l8246 1769" svg:viewBox="0 0 8247 1770">
          <text:p/>
        </draw:connector>
        <draw:custom-shape draw:style-name="gr12" draw:text-style-name="P5" draw:layer="layout" svg:width="1.397cm" svg:height="1.778cm" svg:x="45.786cm" svg:y="21.7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3" draw:text-style-name="P7" draw:layer="layout" svg:width="2.794cm" svg:height="0.962cm" svg:x="44.48cm" svg:y="20.12cm">
          <draw:text-box>
            <text:p text:style-name="P6">mytopic</text:p>
          </draw:text-box>
        </draw:frame>
        <draw:custom-shape draw:style-name="gr12" draw:text-style-name="P5" draw:layer="layout" svg:width="1.397cm" svg:height="1.778cm" svg:x="48.072cm" svg:y="21.7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5" draw:layer="layout" svg:width="1.397cm" svg:height="1.778cm" svg:x="50.358cm" svg:y="21.7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5" draw:layer="layout" svg:width="1.397cm" svg:height="1.778cm" svg:x="38.898cm" svg:y="21.7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3" draw:text-style-name="P7" draw:layer="layout" svg:width="3.175cm" svg:height="0.962cm" svg:x="37.211cm" svg:y="20.066cm">
          <draw:text-box>
            <text:p text:style-name="P6">myqueue</text:p>
          </draw:text-box>
        </draw:frame>
        <draw:custom-shape draw:style-name="gr12" draw:text-style-name="P5" draw:layer="layout" svg:width="1.397cm" svg:height="1.778cm" svg:x="41.184cm" svg:y="21.7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8" xml:id="id7" draw:id="id7" draw:layer="layout" svg:width="5.08cm" svg:height="1.27cm" svg:x="28.37cm" svg:y="19.262cm">
          <text:p text:style-name="P6">configserv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7" draw:layer="layout" svg:width="4.953cm" svg:height="0.962cm" svg:x="37.128cm" svg:y="9.071cm">
          <draw:text-box>
            <text:p text:style-name="P6">qdrouterd</text:p>
          </draw:text-box>
        </draw:frame>
        <draw:custom-shape draw:style-name="gr16" draw:text-style-name="P9" xml:id="id9" draw:id="id9" draw:layer="layout" svg:width="5.08cm" svg:height="1.27cm" svg:x="54.61cm" svg:y="22.225cm">
          <text:p text:style-name="P6">subserv</text:p>
          <draw:enhanced-geometry svg:viewBox="0 0 21600 21600" draw:type="rectangle" draw:enhanced-path="M 0 0 L 21600 0 21600 21600 0 21600 0 0 Z N"/>
        </draw:custom-shape>
        <draw:custom-shape draw:style-name="gr17" draw:text-style-name="P8" xml:id="id6" draw:id="id6" draw:layer="layout" svg:width="5.08cm" svg:height="1.143cm" svg:x="20.87cm" svg:y="16.002cm">
          <text:p text:style-name="P6">storage-controller</text:p>
          <draw:enhanced-geometry svg:viewBox="0 0 21600 21600" draw:type="rectangle" draw:enhanced-path="M 0 0 L 21600 0 21600 21600 0 21600 0 0 Z N"/>
        </draw:custom-shape>
        <draw:custom-shape draw:style-name="gr14" draw:text-style-name="P8" xml:id="id5" draw:id="id5" draw:layer="layout" svg:width="5.08cm" svg:height="1.27cm" svg:x="20.87cm" svg:y="10.245cm">
          <text:p text:style-name="P6">restapi</text:p>
          <draw:enhanced-geometry svg:viewBox="0 0 21600 21600" draw:type="rectangle" draw:enhanced-path="M 0 0 L 21600 0 21600 21600 0 21600 0 0 Z N"/>
        </draw:custom-shape>
        <draw:custom-shape draw:style-name="gr18" draw:text-style-name="P10" xml:id="id10" draw:id="id10" draw:layer="layout" svg:width="4.445cm" svg:height="7.366cm" svg:x="8.89cm" svg:y="9.525cm">
          <text:p text:style-name="P6">openshif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xml:id="id14" draw:id="id14" draw:layer="layout" svg:width="5.08cm" svg:height="1.27cm" svg:x="58.547cm" svg:y="11.938cm">
          <text:p text:style-name="P6">front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xml:id="id8" draw:id="id8" draw:layer="layout" svg:width="5.08cm" svg:height="1.27cm" svg:x="28.37cm" svg:y="11.938cm">
          <text:p text:style-name="P6">ragent</text:p>
          <draw:enhanced-geometry svg:viewBox="0 0 21600 21600" draw:type="rectangle" draw:enhanced-path="M 0 0 L 21600 0 21600 21600 0 21600 0 0 Z N"/>
        </draw:custom-shape>
        <draw:custom-shape draw:style-name="gr20" draw:text-style-name="P12" xml:id="id13" draw:id="id13" draw:layer="layout" svg:width="27.813cm" svg:height="1.27cm" svg:x="36.957cm" svg:y="2.667cm">
          <text:p text:style-name="P6">Client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3" draw:layer="layout" svg:width="4.064cm" svg:height="0.962cm" svg:x="18.332cm" svg:y="9.102cm">
          <draw:text-box>
            <text:p>Admin</text:p>
          </draw:text-box>
        </draw:frame>
        <draw:frame draw:style-name="gr15" draw:text-style-name="P13" draw:layer="layout" svg:width="4.064cm" svg:height="0.962cm" svg:x="54.229cm" svg:y="19.939cm">
          <draw:text-box>
            <text:p>subserv</text:p>
          </draw:text-box>
        </draw:frame>
        <draw:frame draw:style-name="gr15" draw:text-style-name="P7" draw:layer="layout" svg:width="1.778cm" svg:height="0.962cm" svg:x="58.039cm" svg:y="9.271cm">
          <draw:text-box>
            <text:p text:style-name="P6">mqtt</text:p>
          </draw:text-box>
        </draw:frame>
        <draw:connector draw:style-name="gr21" draw:text-style-name="P4" draw:layer="layout" svg:x1="23.41cm" svg:y1="11.515cm" svg:x2="23.41cm" svg:y2="16.002cm" draw:start-shape="id5" draw:start-glue-point="2" draw:end-shape="id6" draw:end-glue-point="0" svg:d="M23410 11515v4487" svg:viewBox="0 0 1 4488">
          <text:p/>
        </draw:connector>
        <draw:connector draw:style-name="gr21" draw:text-style-name="P4" draw:layer="layout" svg:x1="30.91cm" svg:y1="19.262cm" svg:x2="30.91cm" svg:y2="13.208cm" draw:start-shape="id7" draw:start-glue-point="0" draw:end-shape="id8" draw:end-glue-point="2" svg:d="M30910 19262v-6054" svg:viewBox="0 0 1 6055">
          <text:p/>
        </draw:connector>
        <draw:connector draw:style-name="gr21" draw:text-style-name="P4" draw:layer="layout" draw:line-skew="2.521cm" svg:x1="30.91cm" svg:y1="20.532cm" svg:x2="57.15cm" svg:y2="23.495cm" draw:start-shape="id7" draw:start-glue-point="2" draw:end-shape="id9" draw:end-glue-point="2" svg:d="M30910 20532v6011h26240v-3048" svg:viewBox="0 0 26241 6012">
          <text:p/>
        </draw:connector>
        <draw:connector draw:style-name="gr21" draw:text-style-name="P4" draw:layer="layout" svg:x1="20.87cm" svg:y1="16.573cm" svg:x2="13.335cm" svg:y2="13.208cm" draw:start-shape="id6" draw:start-glue-point="3" draw:end-shape="id10" draw:end-glue-point="1" svg:d="M20870 16573h-3768v-3365h-3767" svg:viewBox="0 0 7536 3366">
          <text:p/>
        </draw:connector>
        <draw:connector draw:style-name="gr21" draw:text-style-name="P4" draw:layer="layout" svg:x1="11.112cm" svg:y1="16.891cm" svg:x2="28.37cm" svg:y2="19.897cm" draw:start-shape="id10" draw:start-glue-point="2" draw:end-shape="id7" draw:end-glue-point="3" svg:d="M11112 16891v3006h17258" svg:viewBox="0 0 17259 3007">
          <text:p/>
        </draw:connector>
        <draw:connector draw:style-name="gr21" draw:text-style-name="P4" draw:layer="layout" svg:x1="33.45cm" svg:y1="12.573cm" svg:x2="37.154cm" svg:y2="12.585cm" draw:start-shape="id8" draw:start-glue-point="1" draw:end-shape="id11" draw:end-glue-point="3" svg:d="M33450 12573h1852v12h1852" svg:viewBox="0 0 3705 13">
          <text:p/>
        </draw:connector>
        <draw:connector draw:style-name="gr21" draw:text-style-name="P4" draw:layer="layout" svg:x1="54.61cm" svg:y1="22.86cm" svg:x2="52.716cm" svg:y2="22.86cm" draw:start-shape="id9" draw:start-glue-point="3" draw:end-shape="id12" svg:d="M54610 22860h-1894" svg:viewBox="0 0 1895 1">
          <text:p/>
        </draw:connector>
        <draw:connector draw:style-name="gr22" draw:text-style-name="P4" draw:layer="layout" svg:x1="50.863cm" svg:y1="3.937cm" svg:x2="45.818cm" svg:y2="9.093cm" draw:start-shape="id13" draw:start-glue-point="2" draw:end-shape="id11" draw:end-glue-point="0" svg:d="M50863 3937v2578h-5045v2578" svg:viewBox="0 0 5046 5157">
          <text:p/>
        </draw:connector>
        <draw:connector draw:style-name="gr22" draw:text-style-name="P4" draw:layer="layout" draw:line-skew="-1.461cm" svg:x1="50.863cm" svg:y1="3.937cm" svg:x2="61.087cm" svg:y2="11.938cm" draw:start-shape="id13" draw:start-glue-point="2" draw:end-shape="id14" draw:end-glue-point="0" svg:d="M50863 3937v2540h10224v5461" svg:viewBox="0 0 10225 8002">
          <text:p/>
        </draw:connector>
        <draw:connector draw:style-name="gr22" draw:text-style-name="P4" draw:layer="layout" svg:x1="57.15cm" svg:y1="22.225cm" svg:x2="54.483cm" svg:y2="12.585cm" draw:start-shape="id9" draw:start-glue-point="0" draw:end-shape="id11" draw:end-glue-point="1" svg:d="M57150 22225v-9640h-2667" svg:viewBox="0 0 2668 9641">
          <text:p/>
        </draw:connector>
        <draw:connector draw:style-name="gr22" draw:text-style-name="P4" draw:layer="layout" svg:x1="48.648cm" svg:y1="20.066cm" svg:x2="45.818cm" svg:y2="16.078cm" draw:start-shape="id12" draw:start-glue-point="0" draw:end-shape="id11" draw:end-glue-point="2" svg:d="M48648 20066v-1994h-2830v-1994" svg:viewBox="0 0 2831 3989">
          <text:p/>
        </draw:connector>
        <draw:connector draw:style-name="gr22" draw:text-style-name="P4" draw:layer="layout" svg:x1="40.164cm" svg:y1="20.066cm" svg:x2="45.818cm" svg:y2="16.078cm" draw:start-shape="id15" draw:start-glue-point="0" draw:end-shape="id11" draw:end-glue-point="2" svg:d="M40164 20066v-1994h5654v-1994" svg:viewBox="0 0 5655 3989">
          <text:p/>
        </draw:connector>
        <draw:connector draw:style-name="gr21" draw:text-style-name="P4" draw:layer="layout" draw:type="line" svg:x1="58.547cm" svg:y1="12.573cm" svg:x2="54.483cm" svg:y2="12.585cm" draw:start-shape="id14" draw:start-glue-point="3" draw:end-shape="id11" svg:d="M58547 12573l-4064 12" svg:viewBox="0 0 4065 13">
          <text:p/>
        </draw:connector>
        <draw:connector draw:style-name="gr21" draw:text-style-name="P4" draw:layer="layout" svg:x1="61.087cm" svg:y1="13.208cm" svg:x2="59.69cm" svg:y2="22.86cm" draw:start-shape="id14" draw:start-glue-point="2" draw:end-shape="id9" draw:end-glue-point="1" svg:d="M61087 13208v9652h-1397" svg:viewBox="0 0 1398 96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6.251cm" fo:page-height="47.98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routernetwork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7T19:38:43.247518909</meta:creation-date>
    <dc:date>2017-01-09T10:35:26.780813044</dc:date>
    <meta:editing-duration>PT11H6M53S</meta:editing-duration>
    <meta:editing-cycles>140</meta:editing-cycles>
    <meta:generator>LibreOffice/5.2.3.3$Linux_X86_64 LibreOffice_project/20$Build-3</meta:generator>
    <meta:document-statistic meta:object-count="49"/>
  </office:meta>
</office:document-meta>
</file>